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ac3" officeooo:paragraph-rsid="0019b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nous avons réfléchis aux parties et au contenu du site.</text:p>
      <text:p text:style-name="P1"/>
      <text:p text:style-name="P1">2- nous avons crée deux wireframes, un pour l’index et un pour chaque page.</text:p>
      <text:p text:style-name="P1"/>
      <text:p text:style-name="P1">3- nous avons chercher toute les images pour illustrer chaque partie. Nous avons également du les traiter pour qu’elles fassent toute la même dimension.</text:p>
      <text:p text:style-name="P1"/>
      <text:p text:style-name="P1">4- nous avons travailler tous ensemble pour créer le template d’une page pour pouvoir la réutiliser ensuite (HTML et CSS). (donner son ressenti)</text:p>
      <text:p text:style-name="P1"/>
      <text:p text:style-name="P1">5- nous avons créer toute les pages en réutilisant le template crée précedemment puis nous avons créer l’index avec un fichier CSS à part pour l’index.</text:p>
      <text:p text:style-name="P1"/>
      <text:p text:style-name="P1">6- nous avons chercher le texte réel de chaque section.</text:p>
      <text:p text:style-name="P1"/>
      <text:p text:style-name="P1">7- nous avons tester le site puis réglé les derniers détails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16:31.341963034</meta:creation-date>
    <dc:date>2019-02-21T12:03:36.286484192</dc:date>
    <meta:editing-duration>PT26M34S</meta:editing-duration>
    <meta:editing-cycles>1</meta:editing-cycles>
    <meta:document-statistic meta:table-count="0" meta:image-count="0" meta:object-count="0" meta:page-count="1" meta:paragraph-count="7" meta:word-count="119" meta:character-count="696" meta:non-whitespace-character-count="584"/>
    <meta:generator>LibreOffice/6.0.3.2$Linux_X86_64 LibreOffice_project/00m0$Build-2</meta:generator>
  </office:meta>
</office:document-meta>
</file>